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ed5" officeooo:paragraph-rsid="001c0ed5"/>
    </style:style>
    <style:style style:name="P2" style:family="paragraph" style:parent-style-name="Standard">
      <style:text-properties officeooo:rsid="001c0ed5" officeooo:paragraph-rsid="0022fbad"/>
    </style:style>
    <style:style style:name="P3" style:family="paragraph" style:parent-style-name="Standard">
      <style:text-properties fo:color="#ce181e" fo:font-size="15pt" officeooo:rsid="002120c7" officeooo:paragraph-rsid="002120c7" style:font-size-asian="15pt" style:font-size-complex="15pt"/>
    </style:style>
    <style:style style:name="P4" style:family="paragraph" style:parent-style-name="Standard">
      <style:text-properties fo:color="#ce181e" fo:font-size="14pt" officeooo:rsid="00271454" officeooo:paragraph-rsid="00271454" style:font-size-asian="14pt" style:font-size-complex="14pt"/>
    </style:style>
    <style:style style:name="P5" style:family="paragraph" style:parent-style-name="Standard">
      <style:text-properties fo:color="#ce181e" fo:font-size="14pt" officeooo:rsid="00278209" officeooo:paragraph-rsid="00278209" style:font-size-asian="14pt" style:font-size-complex="14pt"/>
    </style:style>
    <style:style style:name="P6" style:family="paragraph" style:parent-style-name="Standard">
      <style:text-properties fo:color="#ce181e" fo:font-size="14pt" officeooo:rsid="00278209" officeooo:paragraph-rsid="0030dd53" style:font-size-asian="14pt" style:font-size-complex="14pt"/>
    </style:style>
    <style:style style:name="P7" style:family="paragraph" style:parent-style-name="Standard">
      <style:text-properties fo:color="#ce181e" fo:font-size="14pt" officeooo:rsid="00278209" officeooo:paragraph-rsid="00319a24" style:font-size-asian="14pt" style:font-size-complex="14pt"/>
    </style:style>
    <style:style style:name="P8" style:family="paragraph" style:parent-style-name="Standard">
      <style:text-properties fo:color="#ce181e" fo:font-size="14pt" officeooo:rsid="00278209" officeooo:paragraph-rsid="00408e0a" style:font-size-asian="14pt" style:font-size-complex="14pt"/>
    </style:style>
    <style:style style:name="P9" style:family="paragraph" style:parent-style-name="Standard">
      <style:text-properties fo:color="#ce181e" fo:font-size="14pt" officeooo:rsid="00278209" officeooo:paragraph-rsid="004e19f5" style:font-size-asian="14pt" style:font-size-complex="14pt"/>
    </style:style>
    <style:style style:name="P10" style:family="paragraph" style:parent-style-name="Standard">
      <style:text-properties officeooo:rsid="0025162a" officeooo:paragraph-rsid="0025162a"/>
    </style:style>
    <style:style style:name="P11" style:family="paragraph" style:parent-style-name="Standard">
      <style:text-properties fo:color="#000000" fo:font-size="12pt" officeooo:rsid="002b55f0" officeooo:paragraph-rsid="002b55f0" style:font-size-asian="10.5pt" style:font-size-complex="12pt"/>
    </style:style>
    <style:style style:name="P12" style:family="paragraph" style:parent-style-name="Standard">
      <style:text-properties fo:color="#000000" fo:font-size="12pt" officeooo:rsid="002d111e" officeooo:paragraph-rsid="002d111e" style:font-size-asian="10.5pt" style:font-size-complex="12pt"/>
    </style:style>
    <style:style style:name="P13" style:family="paragraph" style:parent-style-name="Standard">
      <style:text-properties fo:color="#000000" fo:font-size="12pt" officeooo:rsid="002fc9fb" officeooo:paragraph-rsid="002fc9fb" style:font-size-asian="10.5pt" style:font-size-complex="12pt"/>
    </style:style>
    <style:style style:name="P14" style:family="paragraph" style:parent-style-name="Standard">
      <style:text-properties fo:color="#000000" fo:font-size="12pt" officeooo:rsid="00327c6f" officeooo:paragraph-rsid="00327c6f" style:font-size-asian="12pt" style:font-size-complex="12pt"/>
    </style:style>
    <style:style style:name="P15" style:family="paragraph" style:parent-style-name="Standard">
      <style:text-properties fo:color="#000000" fo:font-size="12pt" officeooo:rsid="0034f17c" officeooo:paragraph-rsid="0034f17c" style:font-size-asian="12pt" style:font-size-complex="12pt"/>
    </style:style>
    <style:style style:name="P16" style:family="paragraph" style:parent-style-name="Standard">
      <style:text-properties fo:color="#000000" fo:font-size="12pt" officeooo:rsid="0034f17c" officeooo:paragraph-rsid="003a2a43" style:font-size-asian="12pt" style:font-size-complex="12pt"/>
    </style:style>
    <style:style style:name="P17" style:family="paragraph" style:parent-style-name="Standard">
      <style:text-properties fo:color="#000000" fo:font-size="12pt" officeooo:rsid="0034f17c" officeooo:paragraph-rsid="003b9855" style:font-size-asian="12pt" style:font-size-complex="12pt"/>
    </style:style>
    <style:style style:name="P18" style:family="paragraph" style:parent-style-name="Standard">
      <style:text-properties fo:color="#000000" fo:font-size="12pt" officeooo:rsid="0041ad89" officeooo:paragraph-rsid="0041ad89" style:font-size-asian="12pt" style:font-size-complex="12pt"/>
    </style:style>
    <style:style style:name="P19" style:family="paragraph" style:parent-style-name="Standard">
      <style:text-properties fo:color="#000000" fo:font-size="12pt" officeooo:rsid="0044b9ff" officeooo:paragraph-rsid="0044b9ff" style:font-size-asian="12pt" style:font-size-complex="12pt"/>
    </style:style>
    <style:style style:name="P20" style:family="paragraph" style:parent-style-name="Standard">
      <style:text-properties fo:color="#000000" fo:font-size="12pt" officeooo:rsid="00489fa3" officeooo:paragraph-rsid="00489fa3" style:font-size-asian="12pt" style:font-size-complex="12pt"/>
    </style:style>
    <style:style style:name="P21" style:family="paragraph" style:parent-style-name="Standard">
      <style:text-properties fo:color="#000000" fo:font-size="12pt" officeooo:rsid="004a2425" officeooo:paragraph-rsid="004a2425" style:font-size-asian="12pt" style:font-size-complex="12pt"/>
    </style:style>
    <style:style style:name="P22" style:family="paragraph" style:parent-style-name="Standard">
      <style:text-properties fo:color="#000000" fo:font-size="12pt" officeooo:rsid="004f4deb" officeooo:paragraph-rsid="004f4deb" style:font-size-asian="12pt" style:font-size-complex="12pt"/>
    </style:style>
    <style:style style:name="P23" style:family="paragraph" style:parent-style-name="Standard">
      <style:text-properties fo:color="#000000" fo:font-size="12pt" officeooo:rsid="00541a68" officeooo:paragraph-rsid="005c758b" style:font-size-asian="12pt" style:font-size-complex="12pt"/>
    </style:style>
    <style:style style:name="T1" style:family="text">
      <style:text-properties officeooo:rsid="001ddb22"/>
    </style:style>
    <style:style style:name="T2" style:family="text">
      <style:text-properties officeooo:rsid="001fb898"/>
    </style:style>
    <style:style style:name="T3" style:family="text">
      <style:text-properties fo:color="#f58220"/>
    </style:style>
    <style:style style:name="T4" style:family="text">
      <style:text-properties fo:color="#f58220" officeooo:rsid="001fb898"/>
    </style:style>
    <style:style style:name="T5" style:family="text">
      <style:text-properties officeooo:rsid="00255158"/>
    </style:style>
    <style:style style:name="T6" style:family="text">
      <style:text-properties officeooo:rsid="002fc9fb"/>
    </style:style>
    <style:style style:name="T7" style:family="text">
      <style:text-properties officeooo:rsid="00301613"/>
    </style:style>
    <style:style style:name="T8" style:family="text">
      <style:text-properties officeooo:rsid="0030dd53"/>
    </style:style>
    <style:style style:name="T9" style:family="text">
      <style:text-properties officeooo:rsid="00319a24"/>
    </style:style>
    <style:style style:name="T10" style:family="text">
      <style:text-properties officeooo:rsid="00327c6f"/>
    </style:style>
    <style:style style:name="T11" style:family="text">
      <style:text-properties officeooo:rsid="0033977e"/>
    </style:style>
    <style:style style:name="T12" style:family="text">
      <style:text-properties officeooo:rsid="003511ac"/>
    </style:style>
    <style:style style:name="T13" style:family="text">
      <style:text-properties officeooo:rsid="0036bc7a"/>
    </style:style>
    <style:style style:name="T14" style:family="text">
      <style:text-properties officeooo:rsid="003959e0"/>
    </style:style>
    <style:style style:name="T15" style:family="text">
      <style:text-properties officeooo:rsid="003a2a43"/>
    </style:style>
    <style:style style:name="T16" style:family="text">
      <style:text-properties officeooo:rsid="003e9cba"/>
    </style:style>
    <style:style style:name="T17" style:family="text">
      <style:text-properties officeooo:rsid="003eaaef"/>
    </style:style>
    <style:style style:name="T18" style:family="text">
      <style:text-properties fo:color="#ccbe00" officeooo:rsid="003a2a43"/>
    </style:style>
    <style:style style:name="T19" style:family="text">
      <style:text-properties fo:color="#ccbe00" officeooo:rsid="003e9cba"/>
    </style:style>
    <style:style style:name="T20" style:family="text">
      <style:text-properties fo:color="#ccbe00" officeooo:rsid="003eaaef"/>
    </style:style>
    <style:style style:name="T21" style:family="text">
      <style:text-properties officeooo:rsid="00408e0a"/>
    </style:style>
    <style:style style:name="T22" style:family="text">
      <style:text-properties officeooo:rsid="0042d60c"/>
    </style:style>
    <style:style style:name="T23" style:family="text">
      <style:text-properties officeooo:rsid="004688a8"/>
    </style:style>
    <style:style style:name="T24" style:family="text">
      <style:text-properties officeooo:rsid="00486b88"/>
    </style:style>
    <style:style style:name="T25" style:family="text">
      <style:text-properties officeooo:rsid="0049e6d7"/>
    </style:style>
    <style:style style:name="T26" style:family="text">
      <style:text-properties officeooo:rsid="004af18e"/>
    </style:style>
    <style:style style:name="T27" style:family="text">
      <style:text-properties officeooo:rsid="004e19f5"/>
    </style:style>
    <style:style style:name="T28" style:family="text">
      <style:text-properties officeooo:rsid="004fa757"/>
    </style:style>
    <style:style style:name="T29" style:family="text">
      <style:text-properties officeooo:rsid="005050b1"/>
    </style:style>
    <style:style style:name="T30" style:family="text">
      <style:text-properties officeooo:rsid="0050ed3f"/>
    </style:style>
    <style:style style:name="T31" style:family="text">
      <style:text-properties officeooo:rsid="0051b899"/>
    </style:style>
    <style:style style:name="T32" style:family="text">
      <style:text-properties officeooo:rsid="005b0f28"/>
    </style:style>
    <style:style style:name="T33" style:family="text">
      <style:text-properties officeooo:rsid="005c758b"/>
    </style:style>
    <style:style style:name="T34" style:family="text">
      <style:text-properties officeooo:rsid="005ef04d"/>
    </style:style>
    <style:style style:name="T35" style:family="text">
      <style:text-properties officeooo:rsid="00608c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ÉFINITIONS</text:p>
      <text:p text:style-name="Standard"/>
      <text:p text:style-name="P4">1)Données</text:p>
      <text:p text:style-name="P4"/>
      <text:p text:style-name="P2">En <text:span text:style-name="T2">informatique une donnée est une information numérique et alpha-numérique </text:span>codée et lisible par la seule machine en vue de leurs enregistrement, traitement, conservation et communication.</text:p>
      <text:p text:style-name="P2"><text:line-break/><text:span text:style-name="T3">Ex</text:span><text:span text:style-name="T4">em</text:span><text:span text:style-name="T3">pl</text:span><text:span text:style-name="T4">e</text:span>: On décide de stocker des données définissant des personnes dans une base de données. On définira les données de l’entité Personne <text:span text:style-name="T1">comme ceci :</text:span></text:p>
      <text:p text:style-name="P1">--<text:span text:style-name="T1">Numéro matricule : <text:s/>001255</text:span></text:p>
      <text:p text:style-name="P1">--<text:span text:style-name="T1">Nom : LAWSON</text:span></text:p>
      <text:p text:style-name="P1">--<text:span text:style-name="T1">Prénom : Afi</text:span></text:p>
      <text:p text:style-name="P1">--<text:span text:style-name="T1">Sexe : F</text:span></text:p>
      <text:p text:style-name="P1">--<text:span text:style-name="T1">Date_Naissance : 10/10/2001</text:span></text:p>
      <text:p text:style-name="P1"/>
      <text:p text:style-name="P10">001255, <text:span text:style-name="T5">LAWSON, Afi, F, 10/10/2001</text:span> constituent les données permettant de caractériser mademoiselle LAWSON.</text:p>
      <text:p text:style-name="P10">Pour des traitements informatiques concernant plusieurs personnes il faudra le choix d’une structure pour stocker toutes les informations de ces personnes </text:p>
      <text:p text:style-name="P10"/>
      <text:p text:style-name="P5">2)Structures</text:p>
      <text:p text:style-name="P5"/>
      <text:p text:style-name="P11">Une structure de données est une manière d’organiser et de stocker les informations pour en faciliter <text:s/>l’accès ou dans d’autres buts.</text:p>
      <text:p text:style-name="P12">Une structure est une interface qui consiste en un ensemble de procédures pour ajouter, effacer, accéder, réorganiser, etc les données. Une structure de données conserve des données et éventuellement des m<text:span text:style-name="T6">é</text:span>ta-données.</text:p>
      <text:p text:style-name="P12"/>
      <text:p text:style-name="P6"><text:span text:style-name="T9">3</text:span>)Structures <text:span text:style-name="T8">de données en informatique</text:span></text:p>
      <text:p text:style-name="P6"/>
      <text:p text:style-name="P13">En informatique une structure de données est une structure logique destinée à contenir des données afin de leur donner une organisation permettant de simplifier leur traitement. <text:span text:style-name="T7">Une structure de données implémente concrètement un type abstrait.</text:span></text:p>
      <text:p text:style-name="P13"/>
      <text:p text:style-name="P7"><text:span text:style-name="T9">4</text:span>)<text:span text:style-name="T10">Objectif de l’organisation des données</text:span></text:p>
      <text:p text:style-name="P7"/>
      <text:p text:style-name="P14">Pour prendre un exemple de la vie quotidienne, <text:span text:style-name="T11">on peut présenter des numéros de téléphone par région, par ville, par nom et par profession comme dans les annuaires téléphonique.</text:span></text:p>
      <text:p text:style-name="P15">À chaque usage correspondra une structure d’annuaire appropriée.</text:p>
      <text:p text:style-name="P15">Le fait d’utiliser une structure de donnée appropriée <text:span text:style-name="T12">d’un traitement informatique peut également faire baisser de manière significative la complexité d’une application informatique et ainsi contribuer à diminuer le taux d’erreurs.</text:span></text:p>
      <text:p text:style-name="P15"><text:tab/>*<text:span text:style-name="T13">Exemple de structure de données :</text:span></text:p>
      <text:p text:style-name="P16"><text:span text:style-name="T14">Différentes structures de données existent pour des données différentes ou répondant à des contraintes algorithmiques différentes : </text:span></text:p>
      <text:p text:style-name="P17"><text:tab/>--<text:span text:style-name="T18">Structures finies </text:span><text:span text:style-name="T15">:</text:span></text:p>
      <text:p text:style-name="P17"><text:tab/><text:tab/><text:span text:style-name="T30">+Constante</text:span></text:p>
      <text:p text:style-name="P17"><text:tab/><text:tab/><text:span text:style-name="T30">+Variables</text:span></text:p>
      <text:p text:style-name="P17"><text:tab/><text:tab/><text:span text:style-name="T30">+Enregistrement</text:span></text:p>
      <text:p text:style-name="P17"><text:tab/>--<text:span text:style-name="T19">Structures indexées</text:span><text:span text:style-name="T16"> :</text:span></text:p>
      <text:p text:style-name="P17"><text:tab/><text:tab/><text:span text:style-name="T31">+Tableau sur [1….n]</text:span></text:p>
      <text:p text:style-name="P17"><text:soft-page-break/><text:tab/><text:tab/><text:span text:style-name="T31">+Tableau sur [1….n][1….m]</text:span></text:p>
      <text:p text:style-name="P17"><text:tab/>--<text:span text:style-name="T20">Structures récursives</text:span><text:span text:style-name="T17"> :</text:span></text:p>
      <text:p text:style-name="P17"><text:tab/><text:tab/><text:span text:style-name="T31">+Listes</text:span></text:p>
      <text:p text:style-name="P17"><text:tab/><text:tab/><text:span text:style-name="T31">+Arbres</text:span></text:p>
      <text:p text:style-name="P17"><text:tab/><text:tab/><text:span text:style-name="T31">+Graphes</text:span></text:p>
      <text:p text:style-name="P17"/>
      <text:p text:style-name="P8"><text:span text:style-name="T27">5</text:span>)<text:span text:style-name="T21">Les collections séquentielles</text:span></text:p>
      <text:p text:style-name="P8"/>
      <text:p text:style-name="P18">Une collection séquentielle permet de ranger <text:s/><text:span text:style-name="T22">des objets dans un ordre arbitraire. On parle de collection indexée lorsqu’on peut accéder à chaque élément par un numéro d’ordre d’index.</text:span></text:p>
      <text:p text:style-name="P19">Le choix d’une implémentation particulière dépend d’un certain nombre de compromis, <text:span text:style-name="T23">comme l’occupation mémoire ou les performances requises pour diverses opérations de base :</text:span></text:p>
      <text:p text:style-name="P19"/>
      <text:p text:style-name="P19">--<text:span text:style-name="T24">Itération, ajout d’un élément ( au début, à la fin, ou à un endroit quelconque de la collection)</text:span></text:p>
      <text:p text:style-name="P19">--<text:span text:style-name="T24">Indexation, suppression, décompte du nombre d’éléments.</text:span></text:p>
      <text:p text:style-name="P19"/>
      <text:p text:style-name="P20">Il existe deux <text:span text:style-name="T25">grand</text:span> types de collections <text:span text:style-name="T25">indexées :</text:span></text:p>
      <text:p text:style-name="P20"><text:span text:style-name="T25">--Les Listes</text:span></text:p>
      <text:p text:style-name="P20"><text:span text:style-name="T25">--Les Tableaux ou Vecteurs</text:span></text:p>
      <text:p text:style-name="P20"/>
      <text:p text:style-name="P21">Un certain nombre de structures de données sont des restrictions de collections séquentielles qui n’autorisent qu’un sous ensemble des opérations de base :</text:p>
      <text:p text:style-name="P21">--<text:span text:style-name="T26">Les Piles</text:span></text:p>
      <text:p text:style-name="P21">--<text:span text:style-name="T26">Les Files</text:span></text:p>
      <text:p text:style-name="P20"><text:tab/></text:p>
      <text:p text:style-name="P9"><text:span text:style-name="T29">6</text:span>)<text:span text:style-name="T28">La collection de données</text:span></text:p>
      <text:p text:style-name="P9"/>
      <text:p text:style-name="P22">Une collection est un regroupement fini de donnée dont le nombre n’est pas fixé à priori.</text:p>
      <text:p text:style-name="P23">Ainsi les collections que l’on utilise en informatique sont des données dynamiques. <text:span text:style-name="T32">Le nombre de leur éléments varie au cours de l’exécution du programme puisque l’on peut ajouter et supprimer des éléments en cours de traitement.</text:span></text:p>
      <text:p text:style-name="P23"><text:span text:style-name="T33">Plus précisément les opérations que l’on autorise sur les collections sont les suivantes : </text:span><text:s/></text:p>
      <text:p text:style-name="P19">-<text:span text:style-name="T33">Déterminer le nombre d’éléments de la collection.</text:span></text:p>
      <text:p text:style-name="P19">-<text:span text:style-name="T34">Tester l’appartenance d’un élément à la collection.</text:span></text:p>
      <text:p text:style-name="P19">-<text:span text:style-name="T35">Ajouter un élément à la coll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35:54.980926489</meta:creation-date>
    <dc:date>2018-04-14T12:55:35.364788345</dc:date>
    <meta:editing-duration>PT1H7M40S</meta:editing-duration>
    <meta:editing-cycles>66</meta:editing-cycles>
    <meta:generator>LibreOffice/5.4.5.1$Linux_X86_64 LibreOffice_project/40m0$Build-1</meta:generator>
    <meta:document-statistic meta:table-count="0" meta:image-count="0" meta:object-count="0" meta:page-count="2" meta:paragraph-count="52" meta:word-count="538" meta:character-count="3615" meta:non-whitespace-character-count="3113"/>
  </office:meta>
</office:document-meta>
</file>